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42BD40000E170000104DB0AD6AD776C46B24E.svg" manifest:media-type="image/svg+xml"/>
  <manifest:file-entry manifest:full-path="Pictures/1000000100000291000002F9DD17CEC60A301F68.png" manifest:media-type="image/png"/>
  <manifest:file-entry manifest:full-path="Pictures/100000010000027D00000311699937D8B48BE7B9.png" manifest:media-type="image/png"/>
  <manifest:file-entry manifest:full-path="Pictures/10041A0B0000E170000104DB9F92874240149F8D.svg" manifest:media-type="image/svg+xml"/>
  <manifest:file-entry manifest:full-path="Pictures/10031FB00000D74800010910EECC7159DDFDE2DA.svg" manifest:media-type="image/svg+xml"/>
  <manifest:file-entry manifest:full-path="Pictures/1000000100000291000002F93EB26F8222C75611.png" manifest:media-type="image/png"/>
  <manifest:file-entry manifest:full-path="Pictures/100000010000027D000003113A5EB0466192F38C.png" manifest:media-type="image/png"/>
  <manifest:file-entry manifest:full-path="Pictures/10000001000003AF0000021323CC0209D8D1FDF2.png" manifest:media-type="image/png"/>
  <manifest:file-entry manifest:full-path="Pictures/10144E5C0001191F00009E321B2CE45D07601ECB.svg" manifest:media-type="image/svg+xml"/>
  <manifest:file-entry manifest:full-path="Pictures/100330B00000D74800010910A9044C9E4082F347.svg" manifest:media-type="image/svg+xml"/>
  <manifest:file-entry manifest:full-path="Pictures/10000001000002DB000002AC0A043CDA5D46CBD8.png" manifest:media-type="image/png"/>
  <manifest:file-entry manifest:full-path="Pictures/10197D5B0000509800004B7394AF4DF7B0E47CD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0.5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395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3.564cm, 0cm, 0cm, 32.962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4.457cm, 37.252cm, 0.003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4.456cm, 21.431cm, 2.679cm, 17.606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4.061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2.717cm, 0cm, 0cm, 33.103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3.595cm, 23.726cm, 1.757cm, 15.53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2.717cm, 41.014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33cm" svg:height="19.032cm" svg:x="4.501cm" svg:y="0.968cm">
          <draw:image xlink:href="Pictures/10197D5B0000509800004B7394AF4DF7B0E47CD7.svg" xlink:type="simple" xlink:show="embed" xlink:actuate="onLoad" draw:mime-type="image/svg+xml">
            <text:p/>
          </draw:image>
          <draw:image xlink:href="Pictures/10000001000002DB000002AC0A043CDA5D46CBD8.png" xlink:type="simple" xlink:show="embed" xlink:actuate="onLoad" draw:mime-type="image/png"/>
        </draw:frame>
      </draw:page>
      <draw:page draw:name="page2" draw:style-name="dp1" draw:master-page-name="Standard">
        <draw:frame draw:style-name="gr1" draw:text-style-name="P1" draw:layer="layout" svg:width="31.253cm" svg:height="17.586cm" svg:x="-1.199cm" svg:y="2cm">
          <draw:image xlink:href="Pictures/10144E5C0001191F00009E321B2CE45D07601ECB.svg" xlink:type="simple" xlink:show="embed" xlink:actuate="onLoad" draw:mime-type="image/svg+xml">
            <text:p/>
          </draw:image>
          <draw:image xlink:href="Pictures/10000001000003AF0000021323CC0209D8D1FDF2.png" xlink:type="simple" xlink:show="embed" xlink:actuate="onLoad" draw:mime-type="image/png"/>
          <svg:title>Samoa</svg:title>
        </draw:frame>
      </draw:page>
      <draw:page draw:name="page3" draw:style-name="dp1" draw:master-page-name="Standard">
        <draw:custom-shape draw:style-name="gr2" draw:text-style-name="P2" draw:layer="layout" svg:width="1cm" svg:height="1cm" svg:x="20.5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9.226cm" svg:height="18.999cm" svg:x="1cm" svg:y="1.001cm">
          <draw:image xlink:href="Pictures/100330B00000D74800010910A9044C9E4082F347.svg" xlink:type="simple" xlink:show="embed" xlink:actuate="onLoad" draw:mime-type="image/svg+xml">
            <text:p/>
          </draw:image>
          <draw:image xlink:href="Pictures/100000010000027D000003113A5EB0466192F38C.png" xlink:type="simple" xlink:show="embed" xlink:actuate="onLoad" draw:mime-type="image/png"/>
        </draw:frame>
        <draw:frame draw:style-name="gr4" draw:text-style-name="P1" draw:layer="layout" svg:width="6.2cm" svg:height="4cm" svg:x="20.3cm" svg:y="10.5cm">
          <draw:image xlink:href="Pictures/100330B00000D74800010910A9044C9E4082F347.svg" xlink:type="simple" xlink:show="embed" xlink:actuate="onLoad" draw:mime-type="image/svg+xml">
            <text:p/>
          </draw:image>
          <draw:image xlink:href="Pictures/100000010000027D000003113A5EB0466192F38C.png" xlink:type="simple" xlink:show="embed" xlink:actuate="onLoad" draw:mime-type="image/png"/>
        </draw:frame>
        <draw:custom-shape draw:style-name="gr2" draw:text-style-name="P2" draw:layer="layout" svg:width="1cm" svg:height="1cm" svg:x="20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4.75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999cm" svg:height="3.749cm" svg:x="20.25cm" svg:y="3cm">
          <draw:image xlink:href="Pictures/10031FB00000D74800010910EECC7159DDFDE2DA.svg" xlink:type="simple" xlink:show="embed" xlink:actuate="onLoad" draw:mime-type="image/svg+xml">
            <text:p/>
          </draw:image>
          <draw:image xlink:href="Pictures/100000010000027D00000311699937D8B48BE7B9.png" xlink:type="simple" xlink:show="embed" xlink:actuate="onLoad" draw:mime-type="image/png"/>
        </draw:frame>
        <draw:frame draw:style-name="gr6" draw:text-style-name="P1" draw:layer="layout" svg:width="4.499cm" svg:height="3cm" svg:x="20.25cm" svg:y="7.25cm">
          <draw:image xlink:href="Pictures/10031FB00000D74800010910EECC7159DDFDE2DA.svg" xlink:type="simple" xlink:show="embed" xlink:actuate="onLoad" draw:mime-type="image/svg+xml">
            <text:p/>
          </draw:image>
          <draw:image xlink:href="Pictures/100000010000027D00000311699937D8B48BE7B9.png" xlink:type="simple" xlink:show="embed" xlink:actuate="onLoad" draw:mime-type="image/png"/>
        </draw:frame>
      </draw:page>
      <draw:page draw:name="page4" draw:style-name="dp1" draw:master-page-name="Standard">
        <draw:frame draw:style-name="gr7" draw:text-style-name="P1" draw:layer="layout" svg:width="20.799cm" svg:height="18.999cm" svg:x="0.951cm" svg:y="1.001cm">
          <draw:image xlink:href="Pictures/10041A0B0000E170000104DB9F92874240149F8D.svg" xlink:type="simple" xlink:show="embed" xlink:actuate="onLoad" draw:mime-type="image/svg+xml">
            <text:p/>
          </draw:image>
          <draw:image xlink:href="Pictures/1000000100000291000002F9DD17CEC60A301F68.png" xlink:type="simple" xlink:show="embed" xlink:actuate="onLoad" draw:mime-type="image/png"/>
        </draw:frame>
        <draw:frame draw:style-name="gr8" draw:text-style-name="P1" draw:layer="layout" svg:width="7cm" svg:height="3.999cm" svg:x="20.25cm" svg:y="9.5cm">
          <draw:image xlink:href="Pictures/10041A0B0000E170000104DB9F92874240149F8D.svg" xlink:type="simple" xlink:show="embed" xlink:actuate="onLoad" draw:mime-type="image/svg+xml">
            <text:p/>
          </draw:image>
          <draw:image xlink:href="Pictures/1000000100000291000002F9DD17CEC60A301F68.png" xlink:type="simple" xlink:show="embed" xlink:actuate="onLoad" draw:mime-type="image/png"/>
        </draw:frame>
        <draw:frame draw:style-name="gr9" draw:text-style-name="P1" draw:layer="layout" svg:width="5.249cm" svg:height="3.249cm" svg:x="20.5cm" svg:y="6.249cm">
          <draw:image xlink:href="Pictures/10042BD40000E170000104DB0AD6AD776C46B24E.svg" xlink:type="simple" xlink:show="embed" xlink:actuate="onLoad" draw:mime-type="image/svg+xml">
            <text:p/>
          </draw:image>
          <draw:image xlink:href="Pictures/1000000100000291000002F93EB26F8222C75611.png" xlink:type="simple" xlink:show="embed" xlink:actuate="onLoad" draw:mime-type="image/png"/>
        </draw:frame>
        <draw:frame draw:style-name="gr10" draw:text-style-name="P1" draw:layer="layout" svg:width="4.749cm" svg:height="3.999cm" svg:x="20.749cm" svg:y="1.5cm">
          <draw:image xlink:href="Pictures/10042BD40000E170000104DB0AD6AD776C46B24E.svg" xlink:type="simple" xlink:show="embed" xlink:actuate="onLoad" draw:mime-type="image/svg+xml">
            <text:p/>
          </draw:image>
          <draw:image xlink:href="Pictures/1000000100000291000002F93EB26F8222C7561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8:36:49.494873594</meta:creation-date>
    <dc:date>2023-02-02T19:37:59.769137069</dc:date>
    <meta:editing-duration>PT58M34S</meta:editing-duration>
    <meta:editing-cycles>3</meta:editing-cycles>
    <meta:generator>LibreOffice/7.4.4.2$Linux_X86_64 LibreOffice_project/40$Build-2</meta:generator>
    <meta:document-statistic meta:object-count="13"/>
  </office:meta>
</office:document-meta>
</file>